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17000002E561FF5E51189EC097.png" manifest:media-type="image/png"/>
  <manifest:file-entry manifest:full-path="Pictures/1000020100000517000002E5CAF45BB14137BE83.png" manifest:media-type="image/png"/>
  <manifest:file-entry manifest:full-path="Pictures/1000020100000517000002E536588686D89547FF.png" manifest:media-type="image/png"/>
  <manifest:file-entry manifest:full-path="Pictures/1000020100000517000002E51C5236E71411B86A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668cm" draw:z-index="0"><draw:image xlink:href="Pictures/1000020100000517000002E51C5236E71411B86A.png" xlink:type="simple" xlink:show="embed" xlink:actuate="onLoad"/></draw:frame></text:p>
      <text:p text:style-name="Standard"/>
      <text:p text:style-name="Standard"><draw:frame draw:style-name="fr2" draw:name="Image2" text:anchor-type="paragraph" svg:x="0cm" svg:y="1.106cm" svg:width="17cm" svg:height="9.668cm" draw:z-index="1"><draw:image xlink:href="Pictures/1000020100000517000002E536588686D89547F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3" text:anchor-type="paragraph" svg:x="0.058cm" svg:y="0.891cm" svg:width="17cm" svg:height="9.668cm" draw:z-index="2"><draw:image xlink:href="Pictures/1000020100000517000002E5CAF45BB14137BE83.png" xlink:type="simple" xlink:show="embed" xlink:actuate="onLoad"/></draw:frame><draw:frame draw:style-name="fr2" draw:name="Image4" text:anchor-type="paragraph" svg:x="0cm" svg:y="13.002cm" svg:width="17cm" svg:height="9.668cm" draw:z-index="3"><draw:image xlink:href="Pictures/1000020100000517000002E561FF5E51189EC09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9:51:59.785346990</meta:creation-date>
    <dc:date>2019-04-07T19:56:06.056894230</dc:date>
    <meta:editing-duration>PT4M7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1.6.2$Linux_x86 LibreOffice_project/10m0$Build-2</meta:generator>
  </office:meta>
</office:document-meta>
</file>